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Source Code Pro Medium1" svg:font-family="'Source Code Pro Medium'" style:font-pitch="fixed"/>
    <style:font-face style:name="Source Code Pro Medium" svg:font-family="'Source Code Pro Medium'" style:font-adornments="Regular" style:font-pitch="fixed"/>
    <style:font-face style:name="Noto Sans" svg:font-family="'Noto Sans'" style:font-adornments="Regular" style:font-pitch="variable"/>
    <style:font-face style:name="Noto Sans CJK TC Regular" svg:font-family="'Noto Sans CJK TC Regular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ode">
      <style:text-properties style:font-name="Source Code Pro Medium1" style:font-name-asian="Source Code Pro Medium1"/>
    </style:style>
    <style:style style:name="P2" style:family="paragraph" style:parent-style-name="Code">
      <style:text-properties style:font-name="Source Code Pro Medium1" officeooo:paragraph-rsid="00080428" style:font-name-asian="Source Code Pro Medium1"/>
    </style:style>
    <style:style style:name="P3" style:family="paragraph" style:parent-style-name="Text_20_body">
      <style:text-properties officeooo:rsid="0008bfbe" officeooo:paragraph-rsid="0008bfbe"/>
    </style:style>
    <style:style style:name="P4" style:family="paragraph" style:parent-style-name="Text_20_body">
      <style:text-properties officeooo:rsid="0008bfbe" officeooo:paragraph-rsid="000a2bb8"/>
    </style:style>
    <style:style style:name="P5" style:family="paragraph" style:parent-style-name="Text_20_body">
      <style:text-properties officeooo:rsid="000a2bb8" officeooo:paragraph-rsid="000a2bb8"/>
    </style:style>
    <style:style style:name="P6" style:family="paragraph" style:parent-style-name="Title">
      <style:text-properties officeooo:rsid="00062d47" officeooo:paragraph-rsid="00062d47"/>
    </style:style>
    <style:style style:name="P7" style:family="paragraph" style:parent-style-name="Heading_20_1">
      <style:text-properties officeooo:paragraph-rsid="00062d47"/>
    </style:style>
    <style:style style:name="P8" style:family="paragraph" style:parent-style-name="Heading_20_1">
      <style:text-properties officeooo:paragraph-rsid="0006b117"/>
    </style:style>
    <style:style style:name="T1" style:family="text">
      <style:text-properties officeooo:rsid="00062d47"/>
    </style:style>
    <style:style style:name="T2" style:family="text">
      <style:text-properties officeooo:rsid="000a2bb8"/>
    </style:style>
    <style:style style:name="T3" style:family="text">
      <style:text-properties officeooo:rsid="0006b117"/>
    </style:style>
    <style:style style:name="T4" style:family="text">
      <style:text-properties officeooo:rsid="000bc1b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程式執行說明</text:p>
      <text:p text:style-name="Subtitle">機械系 陳建鳴 <text:span text:style-name="T1">E14046046</text:span></text:p>
      <text:h text:style-name="P7" text:outline-level="1"><text:span text:style-name="T1">檔案結構</text:span></text:h>
      <text:p text:style-name="P1"><text:span text:style-name="T1">├</text:span>─ <text:span text:style-name="T1">femsolver <text:s text:c="7"/>// Library</text:span></text:p>
      <text:p text:style-name="P1">│ <text:s text:c="3"/>└ <text:span text:style-name="T1">femsolver.go</text:span></text:p>
      <text:p text:style-name="P1"><text:span text:style-name="T1">├</text:span>─ <text:span text:style-name="T1">bar <text:s text:c="13"/>// Main program for bar</text:span></text:p>
      <text:p text:style-name="P1">│ <text:s text:c="3"/>└ <text:span text:style-name="T1">main.go</text:span></text:p>
      <text:p text:style-name="P1"><text:span text:style-name="T1">├</text:span>─ <text:span text:style-name="T1">beam <text:s text:c="12"/>// Main program for beam</text:span></text:p>
      <text:p text:style-name="P1">│ <text:s text:c="3"/>└ <text:span text:style-name="T1">main.go</text:span></text:p>
      <text:p text:style-name="P2"><text:span text:style-name="T1">├</text:span>─ <text:span text:style-name="T1">bin <text:s text:c="13"/>// Executeable files</text:span></text:p>
      <text:p text:style-name="P1">│ <text:s text:c="3"/><text:span text:style-name="T1">├ bar.exe</text:span></text:p>
      <text:p text:style-name="P1">│ <text:s text:c="3"/>└ <text:span text:style-name="T1">beam.exe</text:span></text:p>
      <text:p text:style-name="P1"><text:span text:style-name="T1">├</text:span>─ <text:span text:style-name="T1">doc</text:span></text:p>
      <text:p text:style-name="P1">│ <text:s text:c="3"/><text:span text:style-name="T1">├ FEM_Project1&amp;2.odt</text:span></text:p>
      <text:p text:style-name="P1">│ <text:s text:c="3"/>└ <text:span text:style-name="T1">FEM_Project1&amp;2.pdf</text:span></text:p>
      <text:p text:style-name="P1"><text:span text:style-name="T1">├</text:span>─ <text:span text:style-name="T1">FEM_Project1&amp;2_Code_readme.odt</text:span></text:p>
      <text:p text:style-name="P1">└─ <text:span text:style-name="T1">FEM_Project1&amp;2_Code_readme.pdf</text:span></text:p>
      <text:h text:style-name="P8" text:outline-level="1"><text:span text:style-name="T3">執行說明</text:span></text:h>
      <text:p text:style-name="P4">共有兩個執行檔<text:span text:style-name="T2">，分別為bar的和beam的，預設為10個2-node Element，可輸入參數更改元素的數量，bar的可輸入參數更改元素的type，上限是5-node Element，執行完畢會印出displacement vector跟force displacement vector，並輸出位移與應力的圖在資料夾裡面。</text:span></text:p>
      <text:p text:style-name="P3">執行範例</text:p>
      <text:p text:style-name="P5">解bar問題，使用50個3-node Element</text:p>
      <text:p text:style-name="Code"><text:tab/>bin<text:span text:style-name="T4">\</text:span>bar.exe 50 3</text:p>
      <text:p text:style-name="P5">解beam問題，使用50個2-node Element (beam無法修改element type)</text:p>
      <text:p text:style-name="Code"><text:tab/>bin<text:span text:style-name="T4">\</text:span>beam.exe 5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Source Code Pro Medium1" svg:font-family="'Source Code Pro Medium'" style:font-pitch="fixed"/>
    <style:font-face style:name="Source Code Pro Medium" svg:font-family="'Source Code Pro Medium'" style:font-adornments="Regular" style:font-pitch="fixed"/>
    <style:font-face style:name="Noto Sans" svg:font-family="'Noto Sans'" style:font-adornments="Regular" style:font-pitch="variable"/>
    <style:font-face style:name="Noto Sans CJK TC Regular" svg:font-family="'Noto Sans CJK TC Regular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style:writing-mode="page"/>
      <style:text-properties style:font-name="Noto Sans" fo:font-family="'Noto Sans'" style:font-style-name="Regular" style:font-pitch="variable" fo:font-size="14pt" style:font-name-asian="Noto Sans CJK TC Regular" style:font-family-asian="'Noto Sans CJK TC Regular'" style:font-style-name-asian="Regular" style:font-pitch-asian="variable" style:font-size-asian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de" style:family="paragraph" style:parent-style-name="Text_20_body">
      <style:paragraph-properties style:writing-mode="page"/>
      <style:text-properties style:font-name="Source Code Pro Medium" fo:font-family="'Source Code Pro Medium'" style:font-style-name="Regular" style:font-pitch="fixed" fo:font-weight="normal" style:font-name-asian="Noto Sans CJK TC Regular" style:font-family-asian="'Noto Sans CJK TC Regular'" style:font-style-name-asian="Regular" style:font-pitch-asian="variable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M31S</meta:editing-duration>
    <meta:editing-cycles>9</meta:editing-cycles>
    <meta:generator>LibreOffice/5.2.2.2$Linux_X86_64 LibreOffice_project/20m0$Build-2</meta:generator>
    <dc:date>2016-12-21T16:15:54.610286363</dc:date>
    <meta:document-statistic meta:table-count="0" meta:image-count="0" meta:object-count="0" meta:page-count="1" meta:paragraph-count="24" meta:word-count="200" meta:character-count="666" meta:non-whitespace-character-count="548"/>
    <meta:user-defined meta:name="Info 1"/>
    <meta:user-defined meta:name="Info 2"/>
    <meta:user-defined meta:name="Info 3"/>
    <meta:user-defined meta:name="Info 4"/>
  </office:meta>
</office:document-meta>
</file>